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01cm" fo:margin-bottom="0cm" style:line-height-at-least="0cm"/>
      <style:text-properties style:font-name="Calibri" fo:font-size="11pt" fo:font-weight="bold" style:font-size-asian="11pt" style:font-weight-asian="bold" style:font-size-complex="11pt" style:font-weight-complex="bold"/>
    </style:style>
    <style:style style:name="P2" style:family="paragraph" style:parent-style-name="Standard">
      <style:paragraph-properties fo:margin-top="0.101cm" fo:margin-bottom="0cm" style:line-height-at-least="0cm"/>
      <style:text-properties style:font-name="Calibri" fo:font-size="11pt" style:font-size-asian="11pt" style:font-size-complex="11pt"/>
    </style:style>
    <style:style style:name="P3" style:family="paragraph" style:parent-style-name="Standard">
      <style:paragraph-properties fo:margin-top="0.101cm" fo:margin-bottom="0cm" style:line-height-at-least="0cm" style:shadow="none"/>
      <style:text-properties style:font-name="Calibri" fo:font-size="11pt" style:font-size-asian="11pt" style:font-size-complex="11pt"/>
    </style:style>
    <style:style style:name="P4" style:family="paragraph" style:parent-style-name="Standard">
      <style:paragraph-properties fo:margin-top="0.101cm" fo:margin-bottom="0cm" style:line-height-at-least="0cm" style:shadow="none"/>
      <style:text-properties style:font-name="Calibri" fo:font-size="11pt" fo:font-weight="bold" style:font-size-asian="11pt" style:font-weight-asian="bold" style:font-size-complex="11pt" style:font-weight-complex="bold"/>
    </style:style>
    <style:style style:name="P5" style:family="paragraph" style:parent-style-name="Standard" style:master-page-name="Standard">
      <style:paragraph-properties fo:margin-top="0.101cm" fo:margin-bottom="0cm" fo:text-align="center" style:justify-single-word="false" style:page-number="auto"/>
      <style:text-properties style:font-name="Calibri" fo:font-size="11pt" fo:font-weight="bold" style:font-size-asian="11pt" style:font-weight-asian="bold" style:font-size-complex="11pt" style:font-weight-complex="bold"/>
    </style:style>
    <style:style style:name="P6" style:family="paragraph" style:parent-style-name="Standard" style:master-page-name="Standard">
      <style:paragraph-properties fo:margin-top="0.101cm" fo:margin-bottom="0cm" style:line-height-at-least="0cm" fo:text-align="center" style:justify-single-word="false" style:page-number="auto"/>
      <style:text-properties style:font-name="Calibri" fo:font-size="11pt" fo:font-weight="bold" style:font-size-asian="11pt" style:font-weight-asian="bold" style:font-size-complex="11pt" style:font-weight-complex="bold"/>
    </style:style>
    <style:style style:name="P7" style:family="paragraph" style:parent-style-name="Standard" style:master-page-name="Standard">
      <style:paragraph-properties fo:margin-top="0.101cm" fo:margin-bottom="0cm" style:line-height-at-least="0cm" fo:text-align="center" style:justify-single-word="false" style:page-number="auto" style:shadow="none"/>
      <style:text-properties style:font-name="Calibri" fo:font-size="11pt" fo:font-weight="bold" style:font-size-asian="11pt" style:font-weight-asian="bold" style:font-size-complex="11pt" style:font-weight-complex="bold"/>
    </style:style>
    <style:style style:name="P8" style:family="paragraph" style:parent-style-name="Standard" style:list-style-name="L1">
      <style:paragraph-properties fo:margin-top="0.101cm" fo:margin-bottom="0cm" style:line-height-at-least="0cm"/>
      <style:text-properties style:font-name="Calibri" fo:font-size="11pt" style:font-size-asian="11pt" style:font-size-complex="11pt"/>
    </style:style>
    <style:style style:name="P9" style:family="paragraph" style:parent-style-name="Standard">
      <style:paragraph-properties fo:margin-top="0.101cm" fo:margin-bottom="0cm" style:line-height-at-least="0cm" style:shadow="none"/>
      <style:text-properties style:font-name="Calibri" fo:font-size="11pt" fo:font-weight="normal" style:font-size-asian="11pt" style:font-weight-asian="normal" style:font-size-complex="11pt" style:font-weight-complex="normal"/>
    </style:style>
    <style:style style:name="P10" style:family="paragraph" style:parent-style-name="Standard" style:list-style-name="L2">
      <style:paragraph-properties fo:margin-top="0.101cm" fo:margin-bottom="0cm" style:line-height-at-least="0cm" style:shadow="none"/>
      <style:text-properties style:font-name="Calibri" fo:font-size="11pt" fo:font-weight="normal" style:font-size-asian="11pt" style:font-weight-asian="normal" style:font-size-complex="11pt" style:font-weight-complex="normal"/>
    </style:style>
    <style:style style:name="P11" style:family="paragraph" style:parent-style-name="Standard" style:list-style-name="L4">
      <style:paragraph-properties fo:margin-top="0.101cm" fo:margin-bottom="0cm" style:line-height-at-least="0cm" style:shadow="none"/>
      <style:text-properties style:font-name="Calibri" fo:font-size="11pt" fo:font-weight="normal" style:font-size-asian="11pt" style:font-weight-asian="normal" style:font-size-complex="11pt" style:font-weight-complex="normal"/>
    </style:style>
    <style:style style:name="P12" style:family="paragraph" style:parent-style-name="Standard" style:list-style-name="L5">
      <style:paragraph-properties fo:margin-top="0.101cm" fo:margin-bottom="0cm" style:line-height-at-least="0cm" style:shadow="none"/>
      <style:text-properties style:font-name="Calibri" fo:font-size="11pt" fo:font-weight="normal" style:font-size-asian="11pt" style:font-weight-asian="normal" style:font-size-complex="11pt" style:font-weight-complex="normal"/>
    </style:style>
    <style:style style:name="P13" style:family="paragraph" style:parent-style-name="Standard">
      <style:paragraph-properties fo:margin-top="0.101cm" fo:margin-bottom="0cm" style:line-height-at-least="0cm" style:shadow="none"/>
      <style:text-properties style:font-name="Calibri" fo:font-size="11pt" style:font-size-asian="11pt" style:font-size-complex="11pt"/>
    </style:style>
    <style:style style:name="P14" style:family="paragraph" style:parent-style-name="Standard" style:list-style-name="L3">
      <style:paragraph-properties fo:margin-top="0.101cm" fo:margin-bottom="0cm" style:line-height-at-least="0cm" style:shadow="none"/>
      <style:text-properties style:font-name="Calibri" fo:font-size="11pt" style:font-size-asian="11pt" style:font-size-complex="11pt"/>
    </style:style>
    <style:style style:name="P15" style:family="paragraph" style:parent-style-name="Standard" style:list-style-name="L5">
      <style:paragraph-properties fo:margin-top="0.101cm" fo:margin-bottom="0cm" style:line-height-at-least="0cm" style:shadow="none"/>
      <style:text-properties style:font-name="Calibri" fo:font-size="11pt" style:font-size-asian="11pt" style:font-size-complex="11pt"/>
    </style:style>
    <style:style style:name="P16" style:family="paragraph" style:parent-style-name="Standard">
      <style:paragraph-properties fo:margin-top="0.101cm" fo:margin-bottom="0cm" style:line-height-at-least="0cm" style:shadow="none"/>
      <style:text-properties style:font-name="Calibri" fo:font-size="11pt" fo:font-weight="bold" style:font-size-asian="11pt" style:font-weight-asian="bold" style:font-size-complex="11pt" style:font-weight-complex="bold"/>
    </style:style>
    <style:style style:name="P17" style:family="paragraph" style:parent-style-name="Standard">
      <style:paragraph-properties fo:margin-top="0.101cm" fo:margin-bottom="0cm" style:line-height-at-least="0cm" fo:text-align="center" style:justify-single-word="false" style:shadow="none"/>
      <style:text-properties style:font-name="Calibri"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1 }</text:p>
      <text:p text:style-name="P1">What is Transpiling in Angular?</text:p>
      <text:p text:style-name="P2">Transpiling is the process of converting the typescript into javascript (using Traceur, a JS compiler).</text:p>
      <text:p text:style-name="P2"/>
      <text:p text:style-name="P1">What is Dependency Injection in Angular 4?</text:p>
      <text:p text:style-name="P2">When a component is dependent on another component the dependency is injected/provided during runtime. </text:p>
      <text:p text:style-name="P2"/>
      <text:p text:style-name="P2"/>
      <text:p text:style-name="P2"/>
      <text:p text:style-name="P1">How Promises Work</text:p>
      <text:p text:style-name="P2">A promise is an object which can be returned synchronously from an asynchronous function. It will be in one of 3 possible states:</text:p>
      <text:p text:style-name="P2">Fulfilled: onFulfilled() will be called resolve().</text:p>
      <text:p text:style-name="P2">Rejected: onRejected() will be called reject().</text:p>
      <text:p text:style-name="P2">Pending: not yet fulfilled or rejected</text:p>
      <text:p text:style-name="P2"/>
      <text:p text:style-name="P2"><text:span text:style-name="T1">async =&gt; </text:span>An async function returns a promise, like in this example:</text:p>
      <text:p text:style-name="P2">const doSomethingAsync = () =&gt; {</text:p>
      <text:p text:style-name="P2"><text:s text:c="2"/>return new Promise(resolve =&gt; {</text:p>
      <text:p text:style-name="P2"><text:s text:c="4"/>setTimeout(() =&gt; resolve('I did something'), 3000)</text:p>
      <text:p text:style-name="P2"><text:s text:c="2"/>})</text:p>
      <text:p text:style-name="P2">}</text:p>
      <text:p text:style-name="P2"/>
      <text:p text:style-name="P2"><text:span text:style-name="T1">How async function works <text:s/>=&gt; <text:s/></text:span>When you want to call this function you prepend await, and the calling code will stop until the promise is resolved or rejected. </text:p>
      <text:p text:style-name="P2">const doSomething = async () =&gt; {</text:p>
      <text:p text:style-name="P2"><text:s text:c="2"/>console.log(await doSomethingAsync())</text:p>
      <text:p text:style-name="P2">}</text:p>
      <text:p text:style-name="P2"/>
      <text:p text:style-name="P1">This is a simple example of async/await used to run a function asynchronously:</text:p>
      <text:p text:style-name="P1"/>
      <text:p text:style-name="P2">const doSomethingAsync = () =&gt; {</text:p>
      <text:p text:style-name="P2"><text:s text:c="2"/>return new Promise(resolve =&gt; {</text:p>
      <text:p text:style-name="P2"><text:s text:c="4"/>setTimeout(() =&gt; resolve('I did something'), 3000)</text:p>
      <text:p text:style-name="P2"><text:s text:c="2"/>})</text:p>
      <text:p text:style-name="P2">}</text:p>
      <text:p text:style-name="P2">const doSomething = async () =&gt; {</text:p>
      <text:p text:style-name="P2"><text:s text:c="2"/>console.log(await doSomethingAsync())</text:p>
      <text:p text:style-name="P2">}</text:p>
      <text:p text:style-name="P2">console.log('Before')</text:p>
      <text:p text:style-name="P2">doSomething()</text:p>
      <text:p text:style-name="P2">console.log('After');</text:p>
      <text:p text:style-name="P6">{ 2 }</text:p>
      <text:p text:style-name="P2"><text:span text:style-name="T1">Rest parameters ... =&gt; </text:span><text:s/>A function can be called with any number of arguments, no matter how it is defined.</text:p>
      <text:p text:style-name="P2"/>
      <text:p text:style-name="P2"><text:span text:style-name="T1">Rest parameters ... =&gt;</text:span> It is a collection of all remaining elements into an array.</text:p>
      <text:p text:style-name="P2"/>
      <text:p text:style-name="P2"><text:span text:style-name="T1">Rest Parameters ... =&gt; </text:span>Rest parameters help us to pass an infinite number of function arguments.</text:p>
      <text:p text:style-name="P2"/>
      <text:p text:style-name="P2"><text:span text:style-name="T1">three dots ... =&gt; </text:span>gather the remaining parameters into an array. </text:p>
      <text:list xml:id="list5247660048469393323" text:style-name="L1">
        <text:list-item>
          <text:p text:style-name="P8">rest parameters must be always be last.</text:p>
        </text:list-item>
        <text:list-item>
          <text:p text:style-name="P8">if you see (…) on the function parameters then it is rest parameters.</text:p>
        </text:list-item>
      </text:list>
      <text:p text:style-name="P2">function rest(a, ...Arg){} <text:s/><text:span text:style-name="T1">...rest must always be last.</text:span></text:p>
      <text:p text:style-name="P2"/>
      <text:p text:style-name="P4">Differentiate between Components and Directives in Angular 5.</text:p>
      <text:p text:style-name="P9">Components break up the application into smaller parts; whereas, Directives add behavior to an existing DOM element. </text:p>
      <text:p text:style-name="P9"/>
      <text:p text:style-name="P4">What is Transpiling in Angular?</text:p>
      <text:p text:style-name="P9">Transpiling is the process of converting the typescript into javascript (using Traceur, a JS compiler).</text:p>
      <text:p text:style-name="P9"/>
      <text:p text:style-name="P4">Name the building blocks of Angular.</text:p>
      <text:p text:style-name="P9">The Angular application is made using the following: </text:p>
      <text:list xml:id="list8267940183035897978" text:style-name="L2">
        <text:list-item>
          <text:p text:style-name="P10">Modules</text:p>
        </text:list-item>
        <text:list-item>
          <text:p text:style-name="P10">Component</text:p>
        </text:list-item>
        <text:list-item>
          <text:p text:style-name="P10">Template</text:p>
        </text:list-item>
        <text:list-item>
          <text:p text:style-name="P10">Directives</text:p>
        </text:list-item>
        <text:list-item>
          <text:p text:style-name="P10">Data Binding</text:p>
        </text:list-item>
        <text:list-item>
          <text:p text:style-name="P10">Services</text:p>
        </text:list-item>
        <text:list-item>
          <text:p text:style-name="P10">Dependency Injection</text:p>
        </text:list-item>
        <text:list-item>
          <text:p text:style-name="P10">Routing</text:p>
          <text:p text:style-name="P10"/>
        </text:list-item>
      </text:list>
      <text:p text:style-name="P4">What is ViewEncapsulation?</text:p>
      <text:p text:style-name="P9">ViewEncapsulation decides whether the styles defined in a component can affect the entire application or not. There are three ways to do this in Angular: </text:p>
      <text:p text:style-name="P9"/>
      <text:list xml:id="list292194357947971581" text:style-name="L3">
        <text:list-item>
          <text:p text:style-name="P14"><text:span text:style-name="T1">Emulated</text:span><text:span text:style-name="T2">: styles from other HTML spread to the component.</text:span></text:p>
        </text:list-item>
        <text:list-item>
          <text:p text:style-name="P14"><text:span text:style-name="T1">Native</text:span><text:span text:style-name="T2">: styles from other HTML do not spread to the component.</text:span></text:p>
        </text:list-item>
        <text:list-item>
          <text:p text:style-name="P14"><text:span text:style-name="T1">None</text:span><text:span text:style-name="T2">: styles defined in a component are visible to all components.</text:span></text:p>
        </text:list-item>
      </text:list>
      <text:p text:style-name="P9"/>
      <text:p text:style-name="P4">What is Dependency Injection in Angular 4?</text:p>
      <text:p text:style-name="P9">When a component is dependent on another component the dependency is injected/provided during runtime.</text:p>
      <text:p text:style-name="P9"/>
      <text:p text:style-name="P7">{ 3 }</text:p>
      <text:p text:style-name="P4">What is Routing in Angular 5?</text:p>
      <text:p text:style-name="P9">Routing helps a user in navigating to different pages using links. </text:p>
      <text:p text:style-name="P9"/>
      <text:p text:style-name="P4">What is RouterOutlet?</text:p>
      <text:p text:style-name="P9">RouterOutlet is a substitution for templates rendering the components. </text:p>
      <text:p text:style-name="P9">or -</text:p>
      <text:p text:style-name="P9">it renders the components on a template at a particular location.</text:p>
      <text:p text:style-name="P9"/>
      <text:p text:style-name="P4">What is the sequence of Angular Lifecycle Hooks?</text:p>
      <text:list xml:id="list1306445112907551638" text:style-name="L4">
        <text:list-item>
          <text:p text:style-name="P11">OnChange() <text:s text:c="3"/></text:p>
        </text:list-item>
        <text:list-item>
          <text:p text:style-name="P11">OnInit() <text:s text:c="3"/></text:p>
        </text:list-item>
        <text:list-item>
          <text:p text:style-name="P11">DoCheck() <text:s/></text:p>
        </text:list-item>
        <text:list-item>
          <text:p text:style-name="P11">AfterContentInit() <text:s text:c="2"/></text:p>
        </text:list-item>
        <text:list-item>
          <text:p text:style-name="P11">AfterContentChecked() <text:s text:c="2"/></text:p>
        </text:list-item>
        <text:list-item>
          <text:p text:style-name="P11">AfterViewInit() <text:s text:c="3"/></text:p>
        </text:list-item>
        <text:list-item>
          <text:p text:style-name="P11">AfterViewChecked() <text:s text:c="2"/></text:p>
        </text:list-item>
        <text:list-item>
          <text:p text:style-name="P11">OnDestroy()</text:p>
        </text:list-item>
      </text:list>
      <text:p text:style-name="P9"/>
      <text:p text:style-name="P4">What is the purpose of using package.json in the angular project?</text:p>
      <text:p text:style-name="P9">it will be easy to manage the dependencies of the project. If we are using typescript in the angular project then we can mention the typescript package and version of typescript in package.json.</text:p>
      <text:p text:style-name="P9"><text:s/></text:p>
      <text:p text:style-name="P4">What does a Subscribe method do in Angular 4? </text:p>
      <text:p text:style-name="P9">It is a method which is subscribed to an observable. Whenever the subscribe method is called, an independent execution of the observable happen</text:p>
      <text:p text:style-name="P9"/>
      <text:p text:style-name="P4">Why are decorators used in Angular 2 ?</text:p>
      <text:p text:style-name="P9">In Angular 2, decorators are used as an identifier of class or type of the object that is created by the TypeScript.The Angular 2 identifies the class below decorator call as the definition of the class and extends the decorator specific properties with the class definition.</text:p>
      <text:p text:style-name="P4">What is Single Page Application (SPA)?</text:p>
      <text:p text:style-name="P9">A single page application is a web application or a website which provides a very fast and reactive experience to the users like a desktop application. It only reloads the current page rather that the entire application that's why it is extremely fast.</text:p>
      <text:p text:style-name="P9"/>
      <text:p text:style-name="P4">What is Data binding in Angular?</text:p>
      <text:p text:style-name="P9">In Angular, data binding is an automatic synchronization of data between the model and view components. </text:p>
      <text:p text:style-name="P9"><text:s/>Two-way data binding is very popular and powerful feature of Angular which creates a bridge between the view and the business logic of the Angular apps .</text:p>
      <text:p text:style-name="P9"/>
      <text:p text:style-name="P4">What is metadata in Angular?</text:p>
      <text:p text:style-name="P9">Metadata is used to decorate a class to configure the expected behavior of the class.</text:p>
      <text:p text:style-name="P7">{ 4 }</text:p>
      <text:p text:style-name="P4">What is a service in Angular?</text:p>
      <text:p text:style-name="P9">In Angular, services are used to provide a common functionality to various modules. </text:p>
      <text:p text:style-name="P9"/>
      <text:p text:style-name="P4">What is compilation in Angular? What types of compilations are used in Angular?</text:p>
      <text:p text:style-name="P9">The Angular applications are written in TypeScript and HTML. Their components and templates must be converted to executable JavaScript by the Angular compiler. There are two types of compilations in Angular:</text:p>
      <text:p text:style-name="P9"/>
      <text:list xml:id="list1076549886501995591" text:style-name="L5">
        <text:list-item>
          <text:p text:style-name="P15"><text:span text:style-name="T1">Just-in-time (JIT) compilation: </text:span><text:span text:style-name="T2">This is a standard development approach which compiles our Typescript and html files in the browser at runtime, as the application loads. It is great but has disadvantages. Views take longer to render because of the in-browser compilation step. App size increases as it contains angular compiler and other library code that won't actually need.</text:span></text:p>
          <text:p text:style-name="P12"/>
        </text:list-item>
        <text:list-item>
          <text:p text:style-name="P15"><text:span text:style-name="T1">Ahead-of-time (AOT) compilation: </text:span><text:span text:style-name="T2">With AOT, the compiler runs at the build time and the browser downloads only the pre compiled version of the application. The browser loads executable code so it can render the application immediately, without waiting to compile the app first. This compilation is better than JIT because of fast rendering, smaller application size, security and detect template errors earlier.</text:span></text:p>
        </text:list-item>
      </text:list>
      <text:p text:style-name="P9"/>
      <text:p text:style-name="P4">What’s an EventEmitter?</text:p>
      <text:p text:style-name="P9">It’s a class in the Angular framework that emits custom events.</text:p>
      <text:p text:style-name="P9"/>
      <text:p text:style-name="P4">Discuss the tsconfig.json file.</text:p>
      <text:p text:style-name="P9">The file is used to provide the options for Typescript that will be used for an Angular project.</text:p>
      <text:p text:style-name="P4">What is CLI?</text:p>
      <text:p text:style-name="P9">Command Line Interface – is a text-based interface which is used for creating the Angular JS application. </text:p>
      <text:p text:style-name="P9"/>
      <text:p text:style-name="P4">What is Template reference variables?</text:p>
      <text:p text:style-name="P9">A template reference variable (#var) is a reference to a DOM element within a template. We use hash symbol (#) to declare a reference variable in a template.</text:p>
      <text:p text:style-name="P9"/>
      <text:p text:style-name="P4">What is Do Bootstrap (ng Do Bootstrap) In Angular?</text:p>
      <text:p text:style-name="P9">Do Bootstrap is a new life-cycle hook for manual bootstrapping of the application instead of using bootstrap array in @NgModule annotation. </text:p>
      <text:p text:style-name="P9"/>
      <text:p text:style-name="P3"><text:span text:style-name="T1">ng-template =&gt; </text:span><text:span text:style-name="T2">&lt;ng-template&gt; is an angular element for rendering HTML. It is never displayed directly. It can be displayed using structural directive, ViewContainerRef etc.</text:span></text:p>
      <text:p text:style-name="P9"/>
      <text:p text:style-name="P3"><text:span text:style-name="T1">Arrow function =&gt; </text:span><text:span text:style-name="T2">an arrow function does not bind this. Instead, this is bound lexically (i.e. this keeps its meaning from its original context).</text:span></text:p>
      <text:p text:style-name="P9"/>
      <text:p text:style-name="P9"/>
      <text:p text:style-name="P17"><text:soft-page-break/>{ 5 }</text:p>
      <text:p text:style-name="P3"><text:span text:style-name="T1">Metadata =&gt; </text:span><text:span text:style-name="T2">This is used to decorate the class and extend the functionality of the class. Metadata tells Angular how to process a class.</text:span></text:p>
      <text:p text:style-name="P9"/>
      <text:p text:style-name="P3"><text:span text:style-name="T1">Metadata =&gt; </text:span><text:span text:style-name="T2">Metadata is used to decorate a class so that it can configure the expected behavior of the class. Following are the different parts for metadata.</text:span></text:p>
      <text:p text:style-name="P3"><text:span text:style-name="T2"/></text:p>
      <text:p text:style-name="P3"><text:span text:style-name="T2">Dependency Injection (DI) is a core concept of Angular 2+ and allows a class receive dependencies from another class.</text:span></text:p>
      <text:p text:style-name="P3"><text:span text:style-name="T2">Dependency Injection is a technique whereas <text:s/>one object is depended to another object.</text:span></text:p>
      <text:p text:style-name="P3"><text:span text:style-name="T2"/></text:p>
      <text:p text:style-name="P3"><text:span text:style-name="T2">root:- When you provide the service at the root level, Angular creates a single, shared instance of service and injects</text:span></text:p>
      <text:p text:style-name="P3"><text:span text:style-name="T2"><text:s/>into any class that asks for it.</text:span></text:p>
      <text:p text:style-name="P3"><text:span text:style-name="T2"/></text:p>
      <text:p text:style-name="P3"><text:span text:style-name="T2">@Injectable() decorator identifies the class or service and its applicable for dependency injection by Angular injectors.</text:span></text:p>
      <text:p text:style-name="P3"><text:span text:style-name="T2"/></text:p>
      <text:p text:style-name="P3"><text:span text:style-name="T2">what is injector()</text:span></text:p>
      <text:p text:style-name="P3"><text:span text:style-name="T2">The injector is responsible for creating service instances and injecting them into classes like HeroListComponent.Angular creates injectors for you as it executes the app, starting with the root injector that it creates during the bootstrap process.</text:span></text:p>
      <text:p text:style-name="P3"><text:span text:style-name="T2">@Injectable({providedIn: 'root'})</text:span></text:p>
      <text:p text:style-name="P3"><text:span text:style-name="T2"/></text:p>
      <text:p text:style-name="P3"><text:span text:style-name="T2">Data binding =&gt; Data binding is the communication of data between the model and view <text:s/>component.</text:span></text:p>
      <text:p text:style-name="P3"><text:span text:style-name="T2"/></text:p>
      <text:p text:style-name="P3"><text:span text:style-name="T2">Property Binding =&gt; Property binding is a one way data binding from data source (component) to view target(template).</text:span></text:p>
      <text:p text:style-name="P3"><text:span text:style-name="T2"/></text:p>
      <text:p text:style-name="P3"><text:span text:style-name="T2"/></text:p>
      <text:p text:style-name="P3"><text:span text:style-name="T2">Event binding is a one way data binding from view <text:s/>to component.</text:span></text:p>
      <text:p text:style-name="P3"><text:span text:style-name="T2"/></text:p>
      <text:p text:style-name="P3"><text:span text:style-name="T2">What is Template reference variables?</text:span></text:p>
      <text:p text:style-name="P3"><text:span text:style-name="T2">A template reference variable (#var) is a reference to a DOM element within a template. We use hash symbol (#) to declare a reference variable in a template.</text:span></text:p>
      <text:p text:style-name="P3"><text:span text:style-name="T2"/></text:p>
      <text:p text:style-name="P3"><text:span text:style-name="T2">What are structural directives?</text:span></text:p>
      <text:p text:style-name="P3"><text:span text:style-name="T2">Structural directives are responsible for HTML layout. They shape or reshape the DOM’s structure, typically by adding, removing, or manipulating elements. Structural directives are easy to recognize. An asterisk (*) precedes the directive attribute name as in this example.</text:span></text:p>
      <text:p text:style-name="P3"><text:span text:style-name="T2"/></text:p>
      <text:p text:style-name="P3"><text:span text:style-name="T2">What are all the types of Directives?</text:span></text:p>
      <text:p text:style-name="P3"><text:span text:style-name="T2">There are three types of directives in Angular. They are attribute directives, structural directives, and components.</text:span></text:p>
      <text:p text:style-name="P3"><text:soft-page-break/><text:span text:style-name="T2">Structural directives change the DOM layout by adding and removing DOM elements. For example, *ngIf and *ngFor</text:span></text:p>
      <text:p text:style-name="P3"><text:span text:style-name="T2">Attribute directives change the appearance or behavior of an element. . For example, *ngStyle and *ngClass</text:span></text:p>
      <text:p text:style-name="P3"><text:span text:style-name="T2">Components are basically directives with a template.</text:span></text:p>
      <text:p text:style-name="P3"><text:span text:style-name="T2"/></text:p>
      <text:p text:style-name="P3"><text:span text:style-name="T2">How to optimize Angular app?</text:span></text:p>
      <text:p text:style-name="P3"><text:span text:style-name="T2">Consider lazy loading instead of fully bundled app if the app size is more.</text:span></text:p>
      <text:p text:style-name="P3"><text:span text:style-name="T2">Make sure that any 3rd party library, which is not used, is removed from the application.</text:span></text:p>
      <text:p text:style-name="P3"><text:span text:style-name="T2">Have all dependencies and dev-dependencies are clearly separated.</text:span></text:p>
      <text:p text:style-name="P3"><text:span text:style-name="T2">Make sure the application doesn’t have un-necessary import statements.</text:span></text:p>
      <text:p text:style-name="P3"><text:span text:style-name="T2">Make sure the application is bundled, uglified, and tree shaking is done.</text:span></text:p>
      <text:p text:style-name="P3"><text:span text:style-name="T2">Consider AOT compilation.</text:span></text:p>
      <text:p text:style-name="P3"><text:span text:style-name="T2"/></text:p>
      <text:p text:style-name="P3"><text:span text:style-name="T2">What is Dependency Injection in Angular 4?</text:span></text:p>
      <text:p text:style-name="P3"><text:span text:style-name="T2">When a component is dependent on another component the dependency is injected/provided during runtime. </text:span></text:p>
      <text:p text:style-name="P3"><text:span text:style-name="T2"/></text:p>
      <text:p text:style-name="P3"><text:span text:style-name="T2">What is RouterOutlet?</text:span></text:p>
      <text:p text:style-name="P3"><text:span text:style-name="T2">RouterOutlet is a substitution for templates rendering the components. In other words, it represents or renders the components on a template at a particular location. </text:span></text:p>
      <text:p text:style-name="P3"><text:span text:style-name="T2"/></text:p>
      <text:p text:style-name="P3"><text:span text:style-name="T2">What is the angular async pipe?</text:span></text:p>
      <text:p text:style-name="P3"><text:span text:style-name="T2">Angular async pipe allows the subscription to observables inside of the angular template syntax. It also takes care of unsubscribing from observables automatically.</text:span></text:p>
      <text:p text:style-name="P3"><text:span text:style-name="T2"/></text:p>
      <text:p text:style-name="P3"><text:span text:style-name="T2">or</text:span></text:p>
      <text:p text:style-name="P3"><text:span text:style-name="T2">The async pipe in angular will subscribe to an Observable or Promise and return the latest value it has emitted. Whenever a new value is emitted from an Observable or Promise, the async pipe marks the component to be checked for changes.Whenever a new value is emitted from an Observable or Promise, the async pipe marks the component to be checked for changes.</text:span></text:p>
      <text:p text:style-name="P3"><text:span text:style-name="T2">When the component gets destroyed, the async pipe unsubscribes automatically to avoid potential memory leaks. </text:span></text:p>
      <text:p text:style-name="P3"><text:span text:style-name="T2">{{obj_expression | async}}</text:span></text:p>
      <text:p text:style-name="P3"><text:span text:style-name="T2"/></text:p>
      <text:p text:style-name="P3"><text:span text:style-name="T2">Why use the async pipe ?</text:span></text:p>
      <text:p text:style-name="P3"><text:span text:style-name="T2"><text:s/>Amgular async pipe automatically subscribes and unsubscribes from Observables as the component gets instantiated or destroyed,</text:span></text:p>
      <text:p text:style-name="P3"><text:span text:style-name="T2"><text:s/>which is a great feature.</text:span></text:p>
      <text:p text:style-name="P3"><text:span text:style-name="T2"><text:s/></text:span></text:p>
      <text:p text:style-name="P3"><text:span text:style-name="T2"><text:s/>let customerName: string;</text:span></text:p>
      <text:p text:style-name="P3"><text:span text:style-name="T2">let customerBalance: number;</text:span></text:p>
      <text:p text:style-name="P3"><text:span text:style-name="T2"/></text:p>
      <text:p text:style-name="P3"><text:span text:style-name="T2">nameObservable.subscribe(name =&gt; {</text:span></text:p>
      <text:p text:style-name="P3"><text:soft-page-break/><text:span text:style-name="T2"><text:s text:c="2"/>customerName = name;</text:span></text:p>
      <text:p text:style-name="P3"><text:span text:style-name="T2"><text:s text:c="2"/>if (customerName &amp;&amp; customerBalance) {</text:span></text:p>
      <text:p text:style-name="P3"><text:span text:style-name="T2"><text:s text:c="4"/>processAndDraw();</text:span></text:p>
      <text:p text:style-name="P3"><text:span text:style-name="T2"><text:s text:c="2"/>}</text:span></text:p>
      <text:p text:style-name="P3"><text:span text:style-name="T2">});</text:span></text:p>
      <text:p text:style-name="P3"><text:span text:style-name="T2">balanceObservable.subscribe(balance =&gt; {</text:span></text:p>
      <text:p text:style-name="P3"><text:span text:style-name="T2"><text:s text:c="2"/>customerBalancer = balance;</text:span></text:p>
      <text:p text:style-name="P3"><text:span text:style-name="T2"><text:s text:c="2"/>if (customerName &amp;&amp; customerBalance) {</text:span></text:p>
      <text:p text:style-name="P3"><text:span text:style-name="T2"><text:s text:c="4"/>processAndDraw();</text:span></text:p>
      <text:p text:style-name="P3"><text:span text:style-name="T2"><text:s text:c="2"/>}</text:span></text:p>
      <text:p text:style-name="P3"><text:span text:style-name="T2">});</text:span></text:p>
      <text:p text:style-name="P3"><text:span text:style-name="T2">function processAndDraw() {</text:span></text:p>
      <text:p text:style-name="P3"><text:span text:style-name="T2"><text:s text:c="2"/>alert(`${customerName}: $${customerBalance.toFixed(2) USD`);</text:span></text:p>
      <text:p text:style-name="P3"><text:span text:style-name="T2">}</text:span></text:p>
      <text:p text:style-name="P3"><text:span text:style-name="T2"/></text:p>
      <text:p text:style-name="P3"><text:span text:style-name="T2">combineLatest(nameObservable, processAndDraw).pipe(</text:span></text:p>
      <text:p text:style-name="P3"><text:span text:style-name="T2"><text:s text:c="2"/>map(([name, balance]) =&gt; {</text:span></text:p>
      <text:p text:style-name="P3"><text:span text:style-name="T2"><text:s text:c="4"/>alert(`${name}: $${balance.toFixed(2) USD`);</text:span></text:p>
      <text:p text:style-name="P3"><text:span text:style-name="T2"><text:s text:c="2"/>})</text:span></text:p>
      <text:p text:style-name="P3"><text:span text:style-name="T2">).subscribe();</text:span></text:p>
      <text:p text:style-name="P3"><text:span text:style-name="T2"/></text:p>
      <text:p text:style-name="P3"><text:span text:style-name="T2">//https://blog.angular-university.io/angular-reactive-templates/</text:span></text:p>
      <text:p text:style-name="P3"><text:span text:style-name="T2"/></text:p>
      <text:p text:style-name="P9"/>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81</meta:editing-cycles>
    <meta:creation-date>2017-06-16T11:30:00</meta:creation-date>
    <dc:date>2019-10-25T15:43:35.51</dc:date>
    <meta:editing-duration>PT8H4M37S</meta:editing-duration>
    <meta:generator>OpenOffice/4.1.3$Win32 OpenOffice.org_project/413m1$Build-9783</meta:generator>
    <meta:print-date>2018-01-22T13:59:36.07</meta:print-date>
    <meta:document-statistic meta:table-count="0" meta:image-count="0" meta:object-count="0" meta:page-count="7" meta:paragraph-count="178" meta:word-count="1791" meta:character-count="115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